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andon" svg:font-family="Brandon"/>
    <style:font-face style:name="Times" svg:font-family="Times" style:font-family-generic="roman"/>
    <style:font-face style:name="FreeSans1" svg:font-family="FreeSans" style:font-family-generic="swiss"/>
    <style:font-face style:name="Roboto" svg:font-family="Roboto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8.443cm" fo:margin-left="0cm" fo:margin-top="0cm" fo:margin-bottom="0cm" table:align="left" style:writing-mode="lr-tb"/>
    </style:style>
    <style:style style:name="Table1.A" style:family="table-column">
      <style:table-column-properties style:column-width="18.44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fo:text-transform="uppercase" style:font-name="Times New Roman" fo:font-size="8pt" style:font-size-asian="8pt" style:font-size-complex="12pt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hyphenation-ladder-count="no-limit" fo:background-color="#ffffff"/>
      <style:text-properties fo:hyphenate="true" fo:hyphenation-remain-char-count="2" fo:hyphenation-push-char-count="2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7c843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8pt" style:font-size-asian="8pt" style:font-size-complex="10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8pt" style:font-size-asian="8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8pt" officeooo:paragraph-rsid="0007c843" style:font-size-asian="8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8pt" style:font-size-asian="8pt" style:font-size-complex="8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66096" officeooo:paragraph-rsid="00066096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07c843" officeooo:paragraph-rsid="0007c843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Brandon" officeooo:paragraph-rsid="0007c843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text-transform="uppercase" style:font-name="Times New Roman" fo:font-size="8pt" style:font-size-asian="8pt" style:font-size-complex="12pt"/>
    </style:style>
    <style:style style:name="P17" style:family="paragraph" style:parent-style-name="Standard">
      <style:paragraph-properties fo:margin-left="0.501cm" fo:margin-right="0cm" fo:margin-top="0cm" fo:margin-bottom="0cm" loext:contextual-spacing="false" fo:line-height="100%" fo:text-indent="-0.501cm" style:auto-text-indent="false"/>
    </style:style>
    <style:style style:name="P18" style:family="paragraph" style:parent-style-name="Párrafo_20_de_20_lista1">
      <style:paragraph-properties fo:margin-left="0.501cm" fo:margin-right="0cm" fo:margin-top="0cm" fo:margin-bottom="0cm" loext:contextual-spacing="true" fo:line-height="100%" fo:text-indent="-0.501cm" style:auto-text-indent="false"/>
    </style:style>
    <style:style style:name="P19" style:family="paragraph" style:parent-style-name="Párrafo_20_de_20_lista1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fo:font-size="8pt" style:font-size-asian="8pt" style:font-size-complex="12pt"/>
    </style:style>
    <style:style style:name="P20" style:family="paragraph" style:parent-style-name="Párrafo_20_de_20_lista1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21" style:family="paragraph" style:parent-style-name="Párrafo_20_de_20_lista1" style:master-page-name="">
      <loext:graphic-properties draw:fill="none"/>
      <style:paragraph-properties fo:margin-left="0cm" fo:margin-right="0cm" fo:margin-top="0cm" fo:margin-bottom="0.353cm" loext:contextual-spacing="tru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22" style:family="paragraph" style:parent-style-name="Text_20_body">
      <style:text-properties style:font-name="Times New Roman" fo:font-size="8pt" style:font-size-asian="8pt" style:font-size-complex="12pt"/>
    </style:style>
    <style:style style:name="P23" style:family="paragraph" style:parent-style-name="Text_20_body">
      <style:text-properties officeooo:paragraph-rsid="000efcdb"/>
    </style:style>
    <style:style style:name="P24" style:family="paragraph" style:parent-style-name="Text_20_body">
      <style:text-properties officeooo:rsid="00112f1a" officeooo:paragraph-rsid="001242ea"/>
    </style:style>
    <style:style style:name="P25" style:family="paragraph" style:parent-style-name="Text_20_body">
      <style:paragraph-properties fo:break-before="page"/>
    </style:style>
    <style:style style:name="T1" style:family="text">
      <style:text-properties fo:text-transform="uppercase" fo:color="#7030a0" style:font-name="Verdana" fo:font-size="12pt" fo:font-weight="bold" style:font-size-asian="12pt" style:font-weight-asian="bold" style:font-size-complex="12pt"/>
    </style:style>
    <style:style style:name="T2" style:family="text">
      <style:text-properties fo:text-transform="uppercase" fo:color="#7030a0" style:font-name="Verdana" fo:font-weight="bold" style:font-weight-asian="bold"/>
    </style:style>
    <style:style style:name="T3" style:family="text">
      <style:text-properties fo:text-transform="uppercase" style:font-name="Times New Roman" fo:font-size="8pt" style:font-size-asian="8pt" style:font-size-complex="12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style:font-size-asian="12pt" style:font-size-complex="12pt" style:font-style-complex="italic" style:font-weight-complex="bold"/>
    </style:style>
    <style:style style:name="T6" style:family="text">
      <style:text-properties style:font-name="Times New Roman" fo:font-size="12pt" officeooo:rsid="0007c843" style:font-size-asian="12pt" style:font-size-complex="12pt"/>
    </style:style>
    <style:style style:name="T7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T8" style:family="text">
      <style:text-properties style:font-name="Times New Roman" fo:font-size="12pt" fo:font-style="italic" officeooo:rsid="0007c843" style:font-size-asian="12pt" style:font-style-asian="italic" style:font-size-complex="12pt"/>
    </style:style>
    <style:style style:name="T9" style:family="text">
      <style:text-properties style:font-name="Times New Roman" fo:font-size="12pt" fo:font-weight="bold" style:font-size-asian="12pt" style:font-weight-asian="bold" style:font-size-complex="12pt"/>
    </style:style>
    <style:style style:name="T10" style:family="text">
      <style:text-properties style:font-name="Times New Roman" fo:font-size="12pt" fo:language="es" fo:country="MX" style:font-size-asian="12pt" style:font-size-complex="12pt" style:font-weight-complex="bold"/>
    </style:style>
    <style:style style:name="T11" style:family="text">
      <style:text-properties style:font-name="Times New Roman" fo:font-size="12pt" fo:language="es" fo:country="MX" fo:font-style="italic" style:font-size-asian="12pt" style:font-style-asian="italic" style:font-size-complex="12pt" style:font-weight-complex="bold"/>
    </style:style>
    <style:style style:name="T12" style:family="text">
      <style:text-properties style:font-name="Times New Roman" fo:font-size="8pt" style:font-size-asian="8pt" style:font-size-complex="12pt"/>
    </style:style>
    <style:style style:name="T13" style:family="text">
      <style:text-properties style:font-name="Times New Roman" fo:font-size="8pt" style:font-size-asian="8pt" style:font-size-complex="8pt"/>
    </style:style>
    <style:style style:name="T14" style:family="text">
      <style:text-properties style:font-name="Times New Roman" fo:font-size="8pt" fo:font-style="italic" style:font-size-asian="8pt" style:font-style-asian="italic" style:font-size-complex="12pt"/>
    </style:style>
    <style:style style:name="T15" style:family="text">
      <style:text-properties fo:color="#7030a0" style:font-name="Verdana" fo:font-size="10pt" fo:font-weight="bold" style:font-size-asian="10pt" style:font-weight-asian="bold" style:font-size-complex="10pt"/>
    </style:style>
    <style:style style:name="T16" style:family="text">
      <style:text-properties fo:color="#7030a0" style:font-name="Verdana" fo:font-size="10pt" officeooo:rsid="0007c843" style:font-size-asian="10pt" style:font-size-complex="10pt"/>
    </style:style>
    <style:style style:name="T17" style:family="text">
      <style:text-properties fo:color="#7030a0" fo:font-size="10pt" fo:font-weight="bold" officeooo:rsid="0007c843" style:font-size-asian="10pt" style:font-weight-asian="bold" style:font-size-complex="10pt"/>
    </style:style>
    <style:style style:name="T18" style:family="text">
      <style:text-properties style:font-name="Georgia" fo:font-size="10pt" style:font-size-asian="10pt" style:font-size-complex="12pt"/>
    </style:style>
    <style:style style:name="T19" style:family="text">
      <style:text-properties style:font-name="Georgia" fo:font-size="10pt" officeooo:rsid="0007c843" style:font-size-asian="10pt" style:font-size-complex="12pt"/>
    </style:style>
    <style:style style:name="T20" style:family="text">
      <style:text-properties style:font-name="Georgia" fo:font-size="10pt" fo:font-style="italic" style:font-size-asian="10pt" style:font-style-asian="italic" style:font-size-complex="12pt"/>
    </style:style>
    <style:style style:name="T21" style:family="text">
      <style:text-properties style:font-name="Georgia" fo:font-size="10pt" fo:font-weight="bold" style:font-size-asian="10pt" style:font-weight-asian="bold" style:font-size-complex="12pt"/>
    </style:style>
    <style:style style:name="T22" style:family="text">
      <style:text-properties style:font-name="Arial" fo:font-size="9pt" style:font-size-asian="9pt" style:font-name-complex="Arial1" style:font-size-complex="9pt"/>
    </style:style>
    <style:style style:name="T23" style:family="text">
      <style:text-properties fo:color="#0070c0" style:font-name="Times New Roman" fo:font-size="12pt" fo:language="es" fo:country="ES" style:font-name-asian="Times New Roman1" style:font-size-asian="12pt" style:language-asian="es" style:country-asian="AR" style:font-size-complex="12pt"/>
    </style:style>
    <style:style style:name="T24" style:family="text">
      <style:text-properties style:use-window-font-color="true" style:font-name="Times" fo:font-size="12pt" style:text-underline-style="none" style:font-size-asian="12pt" style:font-size-complex="12pt"/>
    </style:style>
    <style:style style:name="T25" style:family="text">
      <style:text-properties officeooo:rsid="000c2acd"/>
    </style:style>
    <style:style style:name="T26" style:family="text">
      <style:text-properties officeooo:rsid="000d696a"/>
    </style:style>
    <style:style style:name="T27" style:family="text">
      <style:text-properties officeooo:rsid="000daf8c"/>
    </style:style>
    <style:style style:name="T28" style:family="text">
      <style:text-properties fo:font-weight="bold" officeooo:rsid="000daf8c" style:font-weight-asian="bold" style:font-weight-complex="bold"/>
    </style:style>
    <style:style style:name="T29" style:family="text">
      <style:text-properties fo:font-weight="bold" officeooo:rsid="001242ea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1242ea" style:font-style-asian="normal" style:font-style-complex="normal"/>
    </style:style>
    <style:style style:name="T33" style:family="text">
      <style:text-properties fo:font-style="normal" officeooo:rsid="0012c11a" style:font-style-asian="normal" style:font-style-complex="normal"/>
    </style:style>
    <style:style style:name="T34" style:family="text">
      <style:text-properties fo:font-style="normal" officeooo:rsid="0013eb95" style:font-style-asian="normal" style:font-style-complex="normal"/>
    </style:style>
    <style:style style:name="T35" style:family="text">
      <style:text-properties fo:font-style="normal" officeooo:rsid="00187bb2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"/>
      <text:p text:style-name="P13"><text:span text:style-name="T1">Gliese 411 b</text:span></text:p>
      <text:p text:style-name="P3"><text:span text:style-name="T2">SUBTÍTULO</text:span></text:p>
      <text:p text:style-name="P3"><text:span text:style-name="T4">(Ambos son prerrogativa de Ciencia Hoy)</text:span></text:p>
      <text:p text:style-name="P1"/>
      <text:p text:style-name="P1"/>
      <text:p text:style-name="P1"/>
      <text:p text:style-name="P7"/>
      <text:p text:style-name="P7"/>
      <text:p text:style-name="P14"><text:span text:style-name="T15">Rodrigo Díaz</text:span></text:p>
      <text:p text:style-name="P4"><text:span text:style-name="T16">Instituto de Astronomía y Física del Espacio (Universidad de Buenos Aires - CONICET)</text:span></text:p>
      <text:p text:style-name="P8"/>
      <text:p text:style-name="P15"><text:span text:style-name="T17">Introducción</text:span></text:p>
      <text:p text:style-name="P6"><text:span text:style-name="T4"/></text:p>
      <text:p text:style-name="P23">Siempre nos llamaron la atención. Desde la Antigüedad, los planetas tuvieron un rol especial <text:span text:style-name="T25">y despertaron la curiosidad de la Humanidad</text:span>. Esas luces en el cielo, aparte de estar entre las más brillantes, se diferencian de todas las demás por una razón que se intu<text:span text:style-name="T26">ye</text:span> mucho más profunda y trascendente. A lo largo de los meses y de los años, la posición de los planetas en el cielo cambia con respecto a las llamadas “estrellas fijas” (es irónico: si estuvieran realmente fijas, no podríamos haber descubierto a Gliese 411 b). De hecho, el término “planeta” viene del griego <text:span text:style-name="T29">BLABLA</text:span>, que significa “errante”. <text:span text:style-name="T27">Explicar esta relativamente sencilla observación fue el objetivo de astrónomos y científicos de todos los tiempos, a partir de los primeros modelos de Ptolomeo y de Hipatia de Alejandría, este problema iluminó el camino hacia la Revolución Científica, que culminó con la formulación de la ley de Gravedad Universal por parte de Isaac Newton, y de la que participaron, entre muchos otros, Copérnico, Galileo, y Kepler. Todos ellos (</text:span><text:span text:style-name="T28">y ellas!</text:span><text:span text:style-name="T27">) intentaban explicar precisamente el movimiento de los planetas.</text:span></text:p>
      <text:p text:style-name="P24">No es sorprendente, entonces, que el estudio de los planetas en órbita alrededor de estrellas que no son el Sol (llamados <text:span text:style-name="T30">planetas extrasolares</text:span><text:span text:style-name="T31"> o </text:span><text:span text:style-name="T30">exoplanetas</text:span><text:span text:style-name="T31">) genere tanto interés </text:span><text:span text:style-name="T32">y que sea el objeto de varias misiones espaciales, pasadas, presentes y futuras, </text:span><text:span text:style-name="T34">tanto de la agencia espacial estadounidense (NASA) como de la agencia espacial europea (ESA)</text:span><text:span text:style-name="T32">. </text:span><text:span text:style-name="T33">La </text:span><text:span text:style-name="T31">gran cantidad de cambios y modificaciones en </text:span><text:span text:style-name="T35">la</text:span><text:span text:style-name="T31"> comprensión de la formación </text:span><text:span text:style-name="T33">y evolución de los planetas que se produjeron a partir de la detección de los primeros exoplanetas en la década de los noventa constituyen una pequeña revolución en la astronomía y la astrofísica. </text:span><text:span text:style-name="T35">A</text:span><text:span text:style-name="T33">un no hemos visto </text:span><text:span text:style-name="T35">la culminación de esta revolución</text:span><text:span text:style-name="T33">, y </text:span><text:span text:style-name="T35">su fin </text:span><text:span text:style-name="T33">no parece estar cerca. </text:span><text:span text:style-name="T35">De hecho, el estudio de los planetas extrasolares podría llegar a proveer la primera evidencia de la existencia de vida fuera de la Tierra en la próxima década. ¡Hablame de revoluciones!</text:span></text:p>
      <text:p text:style-name="Text_20_body"/>
      <text:p text:style-name="P25"/>
      <text:p text:style-name="P22"><text:span text:style-name="T15"/></text:p>
      <text:p text:style-name="P22"><text:span text:style-name="T15"/></text:p>
      <text:p text:style-name="P9"><text:span text:style-name="T15">Subtítulo</text:span></text:p>
      <text:p text:style-name="subtitle"/>
      <text:p text:style-name="P11"><text:span text:style-name="T4"/></text:p>
      <text:p text:style-name="P1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7">Recuadro</text:span></text:p>
            <text:p text:style-name="P12"/>
            <text:p text:style-name="P2"><text:span text:style-name="T4">**************************************************************************************************************************************************************************************************************************************************************************</text:span></text:p>
          </table:table-cell>
        </table:table-row>
      </table:table>
      <text:p text:style-name="P10"/>
      <text:p text:style-name="P12"/>
      <text:p text:style-name="P2"><text:span text:style-name="T7">Ilustraciones</text:span></text:p>
      <text:p text:style-name="P2"><text:span text:style-name="T4">(Son prerrogativa de Ciencia Hoy) Enviar en archivo aparte en formato jpg, tif, gif, eps, bmp o png, en alta resolución.</text:span></text:p>
      <text:p text:style-name="P8"/>
      <text:p text:style-name="P8"/>
      <text:p text:style-name="P2"><text:span text:style-name="T7">Leyendas de las ilustraciones</text:span></text:p>
      <text:p text:style-name="P8"/>
      <text:p text:style-name="P18"><text:span text:style-name="T4">Figura </text:span><text:span text:style-name="T18">1</text:span><text:span text:style-name="T4">. </text:span><text:span text:style-name="T9">EJEMPLO</text:span><text:span text:style-name="T4">. Izquierda, cráneo fosilizado de un mamífero…</text:span></text:p>
      <text:p text:style-name="P19"/>
      <text:p text:style-name="P8"/>
      <text:p text:style-name="P8"/>
      <text:p text:style-name="P2"><text:span text:style-name="T7">Lecturas sugeridas</text:span></text:p>
      <text:p text:style-name="P8"/>
      <text:p text:style-name="P17"><text:span text:style-name="T18">APELLIDO INICIAL, IDEM, AÑO, ‘Título de artículo o capítulo’, </text:span><text:span text:style-name="T20">Revista o libro</text:span><text:span text:style-name="T18">, </text:span><text:span text:style-name="T5">accesible en: </text:span></text:p>
      <text:p text:style-name="P17"><text:span text:style-name="T21">EJEMPLO. </text:span><text:span text:style-name="T18">CORIA RA</text:span><text:span text:style-name="T10"> y </text:span><text:span text:style-name="T18">SALGADO L</text:span><text:span text:style-name="T10">, </text:span><text:span text:style-name="T18">1996</text:span><text:span text:style-name="T10">, ‘Dinosaurios carnívoros de Sudamérica’, </text:span><text:span text:style-name="T11">Investigación y Ciencia</text:span><text:span text:style-name="T10">, 237: 39-40.</text:span></text:p>
      <text:p text:style-name="P8"/>
      <text:p text:style-name="P2"><text:span text:style-name="T22">Agradecimientos de los autores (en caso de haberlos) </text:span></text:p>
      <text:p text:style-name="P8"/>
      <text:p text:style-name="P8"/>
      <text:p text:style-name="P2"><text:span text:style-name="T7">Datos de los autores</text:span></text:p>
      <text:p text:style-name="P5"><text:span text:style-name="T23"/></text:p>
      <text:p text:style-name="P20"><text:span text:style-name="T6">Rodrigo Fernando</text:span><text:span text:style-name="T4"> </text:span><text:span text:style-name="T6">Díaz</text:span></text:p>
      <text:p text:style-name="P20"><text:span text:style-name="T4">Doctor en ciencias </text:span><text:span text:style-name="T6">físicas</text:span><text:span text:style-name="T4">, Universidad </text:span><text:span text:style-name="T6">de Buenos Aires</text:span><text:span text:style-name="T4">.</text:span></text:p>
      <text:p text:style-name="P20"><text:span text:style-name="T4">Investigador adjunt</text:span><text:span text:style-name="T6">o</text:span><text:span text:style-name="T4"> en el </text:span><text:span text:style-name="T6">IAFE</text:span><text:span text:style-name="T18">, U</text:span><text:span text:style-name="T19">BA</text:span><text:span text:style-name="T4">-Conicet.</text:span></text:p>
      <text:p text:style-name="P20"><text:a xlink:type="simple" xlink:href="mailto:rodrigo@iafe.uba.ar" text:style-name="Internet_20_link" text:visited-style-name="Visited_20_Internet_20_Link"><text:span text:style-name="Internet_20_link"><text:span text:style-name="T8">rodrigo@iafe.uba.ar</text:span></text:span></text:a></text:p>
      <text:p text:style-name="P21"><text:span text:style-name="Internet_20_link"><text:span text:style-name="T24">twitter: exorfd</text:span></text:span></text:p>
      <text:p text:style-name="P20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randon" svg:font-family="Brandon"/>
    <style:font-face style:name="Times" svg:font-family="Times" style:font-family-generic="roman"/>
    <style:font-face style:name="FreeSans1" svg:font-family="FreeSans" style:font-family-generic="swiss"/>
    <style:font-face style:name="Roboto" svg:font-family="Roboto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397cm" style:writing-mode="page"/>
      <style:text-properties style:use-window-font-color="true" style:font-name="Times New Roman" fo:font-size="11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font-name="Roboto" fo:font-family="Roboto" style:font-pitch="variable" fo:font-size="11pt" fo:language="es" fo:country="AR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default-outline-level="" style:class="list">
      <style:text-properties style:font-name="Liberation Sans1" fo:font-family="'Liberation Sans'" style:font-family-generic="roman" style:font-pitch="variable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cabezado1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="Liberation Sans1" fo:font-family="'Liberation Sans'" style:font-family-generic="roman" style:font-pitch="variable" style:font-name-complex="FreeSans" style:font-family-complex="FreeSans" style:font-family-generic-complex="system" style:font-pitch-complex="variable"/>
    </style:style>
    <style:style style:name="Leyenda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style:font-name="Liberation Sans1" fo:font-family="'Liberation Sans'" style:font-family-generic="roman" style:font-pitch="variable"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exto_20_de_20_globo1" style:display-name="Texto de globo1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Standard" style:next-style-name="Text_20_body">
      <style:paragraph-properties fo:margin-top="0cm" fo:margin-bottom="0cm" loext:contextual-spacing="false" fo:line-height="100%" fo:text-align="center" style:justify-single-word="false"/>
      <style:text-properties fo:font-size="18pt" style:font-size-asian="18pt" style:font-size-complex="18pt"/>
    </style:style>
    <style:style style:name="subtitle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8pt" style:font-size-asian="8pt" style:font-size-complex="12pt"/>
    </style:style>
    <style:style style:name="Default_20_Paragraph_20_Font" style:display-name="Default Paragraph Font" style:family="text"/>
    <style:style style:name="WW8Num1z0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WW8Num2z0" style:family="text"/>
    <style:style style:name="WW8Num3z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WW8Num4z0" style:family="text">
      <style:text-properties style:font-name="Symbol" fo:font-family="Symbol" style:font-family-generic="roman" style:font-pitch="variable" fo:font-size="12pt" style:font-size-asian="12pt" style:font-name-complex="Symbol1" style:font-family-complex="Symbol" style:font-family-generic-complex="system" style:font-pitch-complex="variable" style:font-size-complex="12pt"/>
    </style:style>
    <style:style style:name="WW8Num5z0" style:family="text">
      <style:text-properties style:font-name="Symbol" fo:font-family="Symbol" style:font-family-generic="roman" style:font-pitch="variable" fo:font-size="12pt" style:font-size-asian="12pt" style:font-name-complex="Symbol1" style:font-family-complex="Symbol" style:font-family-generic-complex="system" style:font-pitch-complex="variable" style:font-size-complex="12pt"/>
    </style:style>
    <style:style style:name="WW8Num6z0" style:family="text">
      <style:text-properties style:font-name="Symbol" fo:font-family="Symbol" style:font-family-generic="roman" style:font-pitch="variable" fo:font-size="12pt" style:font-size-asian="12pt" style:font-name-complex="Symbol1" style:font-family-complex="Symbol" style:font-family-generic-complex="system" style:font-pitch-complex="variable" style:font-size-complex="12pt"/>
    </style:style>
    <style:style style:name="WW8Num7z0" style:family="text">
      <style:text-properties fo:font-weight="normal" style:font-weight-asian="norma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uente_20_de_20_párrafo_20_predeter.1" style:display-name="Fuente de párrafo predeter.1" style:family="text"/>
    <style:style style:name="apple-converted-space" style:family="text" style:parent-style-name="Fuente_20_de_20_párrafo_20_predeter.1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Segoe UI" fo:font-family="'Segoe UI'" style:font-family-generic="roman" style:font-pitch="variable" fo:font-size="9pt" fo:language="es" fo:country="AR" style:font-size-asian="9pt" style:font-name-complex="Segoe UI1" style:font-family-complex="'Segoe UI'" style:font-family-generic-complex="system" style:font-pitch-complex="variable" style:font-size-complex="9pt"/>
    </style:style>
    <style:style style:name="Mención_20_sin_20_resolver1" style:display-name="Mención sin resolver1" style:family="text">
      <style:text-properties fo:color="#808080" fo:background-color="#e6e6e6"/>
    </style:style>
    <style:style style:name="Texto_20_de_20_globo_20_Car1" style:display-name="Texto de globo Car1" style:family="text">
      <style:text-properties style:font-name="Segoe UI" fo:font-family="'Segoe UI'" style:font-family-generic="roman" style:font-pitch="variable" fo:font-size="9pt" fo:language="es" fo:country="AR" style:font-name-asian="Calibri1" style:font-family-asian="Calibri" style:font-family-generic-asian="system" style:font-pitch-asian="variable" style:font-size-asian="9pt" style:language-asian="zh" style:country-asian="CN" style:font-name-complex="Segoe UI1" style:font-family-complex="'Segoe UI'" style:font-family-generic-complex="system" style:font-pitch-complex="variable" style:font-size-complex="9pt"/>
    </style:style>
    <style:style style:name="st1" style:family="text"/>
    <style:style style:name="HTML_20_Cite" style:display-name="HTML Cite" style:family="text">
      <style:text-properties fo:font-style="italic" style:font-style-asian="italic" style:font-style-complex="italic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fo:font-weight="normal" style:font-size-asian="12pt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" style:display-name="ListLabel 3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4" style:display-name="ListLabel 4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5" style:display-name="ListLabel 5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6" style:display-name="ListLabel 6" style:family="text">
      <style:text-properties fo:font-weight="normal" style:font-weight-asian="normal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2pt" style:font-size-asian="12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tor</meta:initial-creator>
    <dc:creator>Rodrigo Díaz</dc:creator>
    <meta:editing-cycles>24</meta:editing-cycles>
    <meta:print-date>1900-01-01T03:00:00</meta:print-date>
    <meta:creation-date>2018-07-13T20:46:00</meta:creation-date>
    <dc:date>2019-04-17T17:44:09.283353690</dc:date>
    <meta:editing-duration>PT46M2S</meta:editing-duration>
    <meta:generator>LibreOffice/6.1.5.2$Linux_X86_64 LibreOffice_project/10$Build-2</meta:generator>
    <meta:document-statistic meta:table-count="1" meta:image-count="0" meta:object-count="0" meta:page-count="2" meta:paragraph-count="25" meta:word-count="456" meta:character-count="3142" meta:non-whitespace-character-count="27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